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end" style:justify-single-word="false"/>
      <style:text-properties officeooo:rsid="00072bbd" officeooo:paragraph-rsid="00072bbd"/>
    </style:style>
    <style:style style:name="P2" style:family="paragraph" style:parent-style-name="Standard">
      <style:paragraph-properties fo:text-align="start" style:justify-single-word="false"/>
      <style:text-properties officeooo:rsid="00072bbd" officeooo:paragraph-rsid="00072bbd"/>
    </style:style>
    <style:style style:name="P3" style:family="paragraph" style:parent-style-name="Standard">
      <style:paragraph-properties fo:line-height="200%" fo:text-align="start" style:justify-single-word="false"/>
      <style:text-properties officeooo:rsid="00072bbd" officeooo:paragraph-rsid="00072bbd"/>
    </style:style>
    <style:style style:name="T1" style:family="text">
      <style:text-properties officeooo:rsid="00079061"/>
    </style:style>
    <style:style style:name="T2" style:family="text">
      <style:text-properties officeooo:rsid="00084fcc"/>
    </style:style>
    <style:style style:name="T3" style:family="text">
      <style:text-properties officeooo:rsid="0009107a"/>
    </style:style>
    <style:style style:name="T4" style:family="text">
      <style:text-properties officeooo:rsid="000a84aa"/>
    </style:style>
    <style:style style:name="T5" style:family="text">
      <style:text-properties officeooo:rsid="000e8a6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anse Cramer</text:p>
      <text:p text:style-name="P1">Joseph Gurrero</text:p>
      <text:p text:style-name="P1">Luke Clancy</text:p>
      <text:p text:style-name="P1">11-6-2017</text:p>
      <text:p text:style-name="P1">Iteration 2 progress report</text:p>
      <text:p text:style-name="P1"/>
      <text:p text:style-name="P2"/>
      <text:p text:style-name="P3"><text:tab/>Over the past several weeks, our group has made significant progress towards realizing the potential of Facility-Sense. <text:span text:style-name="T5">D</text:span>evelopment has progressed to the point where <text:span text:style-name="T3">some </text:span>meaningful interacti<text:span text:style-name="T2">on</text:span> between <text:span text:style-name="T2">the front-end</text:span> and the back-end <text:span text:style-name="T2">is</text:span> <text:span text:style-name="T4">implemented</text:span>. From the web interface, users can now sign up for accounts on a local instance with full email verification. <text:span text:style-name="T5">Partially functional accounts handling code is tested and working in practical use. We have also implemented some testing. Testing of the back-end code is handled though automated tests that are ran though tests.py, which imports the major libraries we wrote for the project. A manual test for the common user scenario of signing up for an account has been described based on the practical experience of the developer’s debugging efforts. </text:span></text:p>
      <text:p text:style-name="P3"><text:tab/><text:span text:style-name="T4">That is not to say that we have not had our fair share of challenges. We had issues with the Heroku CLI app preventeing Heroku deployment, one of our stretch goals for the second iteration. The issue appears to be that the Heroku app is currently broken on the server side, so there’s nothing we can do about it. We are thus forced to delay a fully functional prototype until the their iteration. We also deployed a VPS as a backup measure to host our web application in case we can not figure out herok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6T18:53:57.298796999</meta:creation-date>
    <dc:date>2017-11-06T19:31:37.138813771</dc:date>
    <meta:editing-duration>PT37M37S</meta:editing-duration>
    <meta:editing-cycles>8</meta:editing-cycles>
    <meta:generator>LibreOffice/5.1.6.2$Linux_X86_64 LibreOffice_project/10m0$Build-2</meta:generator>
    <meta:document-statistic meta:table-count="0" meta:image-count="0" meta:object-count="0" meta:page-count="1" meta:paragraph-count="7" meta:word-count="230" meta:character-count="1378" meta:non-whitespace-character-count="1152"/>
  </office:meta>
</office:document-meta>
</file>